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Chang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 Change. Details</text:p>
          </table:table-cell>
          <table:table-cell table:style-name="ce2" office:value-type="string">
            <text:p>OrderChange</text:p>
          </table:table-cell>
          <table:table-cell table:style-name="ce2" office:value-type="string">
            <text:p>The document used to specify changes to an existing Order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Modificación al Pedido</text:p>
          </table:table-cell>
          <table:table-cell table:style-name="ce12" office:value-type="string">
            <text:p>Documento utilizado para especificar cambios a un Pedido existente.</text:p>
          </table:table-cell>
          <table:table-cell table:style-name="ce21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Order Chang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Versión UBL</text:p>
          </table:table-cell>
          <table:table-cell table:style-name="ce13"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Order Chang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sonalización</text:p>
          </table:table-cell>
          <table:table-cell table:style-name="ce13"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Order Chang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fil</text:p>
          </table:table-cell>
          <table:table-cell table:style-name="ce13"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Order Chang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Order Change assigned by the Buyer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pedido de comprador</text:p>
          </table:table-cell>
          <table:table-cell table:style-name="ce13" office:value-type="string">
            <text:p>Identificación dada a la Modificación del Pedido por el Comprador.</text:p>
          </table:table-cell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Order Change. Sales Order Identifier. Identifier</text:p>
          </table:table-cell>
          <table:table-cell table:style-name="ce3" office:value-type="string">
            <text:p>SalesOrderID</text:p>
          </table:table-cell>
          <table:table-cell table:style-name="ce3" office:value-type="string">
            <text:p>An identifier for the Order Change issued by the Seller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pedido del vendedor</text:p>
          </table:table-cell>
          <table:table-cell table:style-name="ce13" office:value-type="string">
            <text:p>Identificación dada a la Modificación del Pedido por el Vendedor.</text:p>
          </table:table-cell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Order Chang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Order Change is a copy (true) or not (false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ndicador de copia</text:p>
          </table:table-cell>
          <table:table-cell table:style-name="ce13" office:value-type="string">
            <text:p>Indica si el documento es una copia (verdad) o no (falso).</text:p>
          </table:table-cell>
          <table:table-cell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Order Chang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UUID</text:p>
          </table:table-cell>
          <table:table-cell table:style-name="ce13"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Order Chang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Buyer on which the Order was changed.</text:p>
          </table:table-cell>
          <table:table-cell table:style-name="ce3" office:value-type="string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Fecha de emisión</text:p>
          </table:table-cell>
          <table:table-cell table:style-name="ce13" office:value-type="string">
            <text:p>Fecha que indica cuando fue emitido el documento, asignada por el Comprador.</text:p>
          </table:table-cell>
          <table:table-cell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Order Chang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Buyer at which the Order was chang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Hora de emisión</text:p>
          </table:table-cell>
          <table:table-cell table:style-name="ce13" office:value-type="string">
            <text:p>Hora de emisión del documento, asignada por el Comprador.</text:p>
          </table:table-cell>
          <table:table-cell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Order Change. Sequence_ Number. Identifier</text:p>
          </table:table-cell>
          <table:table-cell table:style-name="ce3" office:value-type="string">
            <text:p>SequenceNumberID</text:p>
          </table:table-cell>
          <table:table-cell table:style-name="ce3" office:value-type="string">
            <text:p>The Order Change Sequence Number assigned by the Buyer to ensure the proper sequencing of changes.</text:p>
          </table:table-cell>
          <table:table-cell table:style-name="ce3" office:value-type="string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dentificador de Número de Secuencia</text:p>
          </table:table-cell>
          <table:table-cell table:style-name="ce13" office:value-type="string">
            <text:p>El número de Secuencia de Modificación de Pedido asignado por el Comprador para asegurar la correcta secuencia de cambios.</text:p>
          </table:table-cell>
          <table:table-cell table:number-columns-repeated="1016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Order Chang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Order Chang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3"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Order Change. Requested Invoice_ Currency Code. Code</text:p>
          </table:table-cell>
          <table:table-cell table:style-name="ce3" office:value-type="string">
            <text:p>RequestedInvoiceCurrencyCode</text:p>
          </table:table-cell>
          <table:table-cell table:style-name="ce3" office:value-type="string">
            <text:p>The currency requested for amount totals in Invoices related to this Order Chang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factura solicitada</text:p>
          </table:table-cell>
          <table:table-cell table:style-name="ce13" office:value-type="string">
            <text:p>Moneda que se solicita para las facturas relativas a esta modificación del pedido.</text:p>
          </table:table-cell>
          <table:table-cell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Order Chang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default currency for the Order Chang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l documento</text:p>
          </table:table-cell>
          <table:table-cell table:style-name="ce13" office:value-type="string">
            <text:p>Moneda por defecto de la modificación del pedido.</text:p>
          </table:table-cell>
          <table:table-cell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Order Chang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that is used for all prices in the Order Chang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precios</text:p>
          </table:table-cell>
          <table:table-cell table:style-name="ce13" office:value-type="string">
            <text:p>Moneda en que se especificarán todos los precios.</text:p>
          </table:table-cell>
          <table:table-cell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Order Chang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requested for tax amounts in Invoices related to this Order Chang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impuestos</text:p>
          </table:table-cell>
          <table:table-cell table:style-name="ce13" office:value-type="string">
            <text:p>Moneda solicitada para los impuestos en las facturas relacionadas con esta Modificación del Pedido.</text:p>
          </table:table-cell>
          <table:table-cell table:number-columns-repeated="1016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Order Change. Customer Reference. Text</text:p>
          </table:table-cell>
          <table:table-cell table:style-name="ce3" office:value-type="string">
            <text:p>CustomerReference</text:p>
          </table:table-cell>
          <table:table-cell table:style-name="ce3" office:value-type="string">
            <text:p>A supplementary reference for the transaction (e.g., CRI when using purchasing card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Referencia de cliente</text:p>
          </table:table-cell>
          <table:table-cell table:style-name="ce13" office:value-type="string">
            <text:p>Referencia complementaria para este Pedido.</text:p>
          </table:table-cell>
          <table:table-cell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Order Chang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Order Change as a who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ódigo de Coste Contable</text:p>
          </table:table-cell>
          <table:table-cell table:style-name="ce13" office:value-type="string">
            <text:p>Código contable del comprador aplicado al conjunto de la factura. </text:p>
          </table:table-cell>
          <table:table-cell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Order Chang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de applied to the Order Change as a whole, expressed as tex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ste Contable</text:p>
          </table:table-cell>
          <table:table-cell table:style-name="ce13" office:value-type="string">
            <text:p>Código contable del comprador aplicado al conjunto de la factura, expresado como texto. </text:p>
          </table:table-cell>
          <table:table-cell table:number-columns-repeated="1016"/>
        </table:table-row>
        <table:table-row table:style-name="ro7">
          <table:table-cell table:style-name="ce3" office:value-type="float" office:value="20">
            <text:p>20</text:p>
          </table:table-cell>
          <table:table-cell table:style-name="ce3" office:value-type="string">
            <text:p>Order Chang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table:style-name="ce13" office:value-type="string">
            <text:p>Número de líneas de detalle.</text:p>
          </table:table-cell>
          <table:table-cell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Order Change. Validity_ Period. Period</text:p>
          </table:table-cell>
          <table:table-cell office:value-type="string">
            <text:p>ValidityPeriod</text:p>
          </table:table-cell>
          <table:table-cell office:value-type="string">
            <text:p>The period for which the changed Order is valid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íodo de validez</text:p>
          </table:table-cell>
          <table:table-cell office:value-type="string">
            <text:p>Período durante el que es válido la modificación del pedido.</text:p>
          </table:table-cell>
          <table:table-cell table:style-name="ce22"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Order Chang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 (the reference of the Order being changed)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Referencia a Pedido</text:p>
          </table:table-cell>
          <table:table-cell office:value-type="string">
            <text:p>Asociación on una Referencia a un Pedido (referencia al Pedido que se modifica)</text:p>
          </table:table-cell>
          <table:table-cell table:style-name="ce22"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Order Change. Quotation_ Document Reference. Document Reference</text:p>
          </table:table-cell>
          <table:table-cell office:value-type="string">
            <text:p>QuotationDocumentReference</text:p>
          </table:table-cell>
          <table:table-cell office:value-type="string">
            <text:p>An associative reference to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Oferta</text:p>
          </table:table-cell>
          <table:table-cell office:value-type="string">
            <text:p>Asociación con una referencia a una Oferta.</text:p>
          </table:table-cell>
          <table:table-cell table:style-name="ce22"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Order Change. Originator_ Document Reference. Document Reference</text:p>
          </table:table-cell>
          <table:table-cell office:value-type="string">
            <text:p>OriginatorDocumentReference</text:p>
          </table:table-cell>
          <table:table-cell office:value-type="string">
            <text:p>An associative reference to Originator Document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Documento Original</text:p>
          </table:table-cell>
          <table:table-cell office:value-type="string">
            <text:p>Asociación con una referencia a un Documento Original.</text:p>
          </table:table-cell>
          <table:table-cell table:style-name="ce22" table:number-columns-repeated="101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Order Chang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Adicional</text:p>
          </table:table-cell>
          <table:table-cell office:value-type="string">
            <text:p>Asociación con una referencia a un Documento Adicional.</text:p>
          </table:table-cell>
          <table:table-cell table:style-name="ce22" table:number-columns-repeated="1016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Order Change. Contract</text:p>
          </table:table-cell>
          <table:table-cell office:value-type="string">
            <text:p>Contract</text:p>
          </table:table-cell>
          <table:table-cell office:value-type="string">
            <text:p>An association to Contract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trato</text:p>
          </table:table-cell>
          <table:table-cell office:value-type="string">
            <text:p>Asociación con un Contrato.</text:p>
          </table:table-cell>
          <table:table-cell table:style-name="ce22" table:number-columns-repeated="1016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Order Chang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Order Change. Buyer_ Customer Party. Customer Party</text:p>
          </table:table-cell>
          <table:table-cell office:value-type="string">
            <text:p>BuyerCustomerParty</text:p>
          </table:table-cell>
          <table:table-cell office:value-type="string">
            <text:p>An association to the Buyer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omprador</text:p>
          </table:table-cell>
          <table:table-cell office:value-type="string">
            <text:p>Asociación con el Comprador.</text:p>
          </table:table-cell>
          <table:table-cell table:style-name="ce22" table:number-columns-repeated="1016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Order Change. Seller_ Supplier Party. Supplier Party</text:p>
          </table:table-cell>
          <table:table-cell office:value-type="string">
            <text:p>SellerSupplierParty</text:p>
          </table:table-cell>
          <table:table-cell office:value-type="string">
            <text:p>An association to the Seller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Vendedor</text:p>
          </table:table-cell>
          <table:table-cell office:value-type="string">
            <text:p>Asociación con el Vendedor.</text:p>
          </table:table-cell>
          <table:table-cell table:style-name="ce22" table:number-columns-repeated="1016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Order Change. Originator_ Customer Party. Customer Party</text:p>
          </table:table-cell>
          <table:table-cell office:value-type="string">
            <text:p>OriginatorCustomerParty</text:p>
          </table:table-cell>
          <table:table-cell office:value-type="string">
            <text:p>An association to the Originato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Originador</text:p>
          </table:table-cell>
          <table:table-cell office:value-type="string">
            <text:p>Asociación con el Originador.</text:p>
          </table:table-cell>
          <table:table-cell table:style-name="ce22" table:number-columns-repeated="1016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Order Change. Freight Forwarder_ Party. Party</text:p>
          </table:table-cell>
          <table:table-cell office:value-type="string">
            <text:p>FreightForwarderParty</text:p>
          </table:table-cell>
          <table:table-cell office:value-type="string">
            <text:p>An association to a Freight Forwarder or Carri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ransitario</text:p>
          </table:table-cell>
          <table:table-cell office:value-type="string">
            <text:p>Asociación con el Transitario o Transportista.</text:p>
          </table:table-cell>
          <table:table-cell table:style-name="ce22"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Order Chang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agador</text:p>
          </table:table-cell>
          <table:table-cell office:value-type="string">
            <text:p>Asociación con el Receptor o Pagador de la factura si es distinto del comprador.</text:p>
          </table:table-cell>
          <table:table-cell table:style-name="ce22"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Order Chang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brador</text:p>
          </table:table-cell>
          <table:table-cell office:value-type="string">
            <text:p>Asociación con el Cobrador de la factura.</text:p>
          </table:table-cell>
          <table:table-cell table:style-name="ce22" table:number-columns-repeated="1016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Order Change. Delivery</text:p>
          </table:table-cell>
          <table:table-cell office:value-type="string">
            <text:p>Delivery</text:p>
          </table:table-cell>
          <table:table-cell office:value-type="string">
            <text:p>An association to Delivery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Entrega</text:p>
          </table:table-cell>
          <table:table-cell office:value-type="string">
            <text:p>Asociación con la Entrega.</text:p>
          </table:table-cell>
          <table:table-cell table:style-name="ce22" table:number-columns-repeated="1016"/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Order Change. Delivery Terms</text:p>
          </table:table-cell>
          <table:table-cell office:value-type="string">
            <text:p>DeliveryTerms</text:p>
          </table:table-cell>
          <table:table-cell office:value-type="string">
            <text:p>An association to Delivery Term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ciones de entrega</text:p>
          </table:table-cell>
          <table:table-cell office:value-type="string">
            <text:p>Asociación con las condiciones de entrega.</text:p>
          </table:table-cell>
          <table:table-cell table:style-name="ce22" table:number-columns-repeated="1016"/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Order Change. Payment Means</text:p>
          </table:table-cell>
          <table:table-cell office:value-type="string">
            <text:p>PaymentMeans</text:p>
          </table:table-cell>
          <table:table-cell office:value-type="string">
            <text:p>An association to Payment Mean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Medios de pago</text:p>
          </table:table-cell>
          <table:table-cell office:value-type="string">
            <text:p>Asociación con los medios de pago.</text:p>
          </table:table-cell>
          <table:table-cell table:style-name="ce22"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Order Change. Transaction Conditions</text:p>
          </table:table-cell>
          <table:table-cell office:value-type="string">
            <text:p>TransactionConditions</text:p>
          </table:table-cell>
          <table:table-cell office:value-type="string">
            <text:p>Associates the Order Change with a purchasing, sales, or payment condition applying to the whole ord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ciones de Transacción</text:p>
          </table:table-cell>
          <table:table-cell office:value-type="string">
            <text:p>Asocia la Modificación de Pedido con condiciones de compra, venta o pago que se aplican a todo el pedido.</text:p>
          </table:table-cell>
          <table:table-cell table:style-name="ce22" table:number-columns-repeated="1016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Order Chang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Order Chang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escuentos y cargos</text:p>
          </table:table-cell>
          <table:table-cell office:value-type="string">
            <text:p>Asociación con Descuentos y Cargos que aplican a toda la Modificación de Pedido.</text:p>
          </table:table-cell>
          <table:table-cell table:style-name="ce22"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Order Change. Destination_ Country. Country</text:p>
          </table:table-cell>
          <table:table-cell office:value-type="string">
            <text:p>DestinationCountry</text:p>
          </table:table-cell>
          <table:table-cell office:value-type="string">
            <text:p>An association to the country of destination (for customs purposes)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aís de destino</text:p>
          </table:table-cell>
          <table:table-cell office:value-type="string">
            <text:p>Asociación con el país de destino (a efectos aduaneros).</text:p>
          </table:table-cell>
          <table:table-cell table:style-name="ce22"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Order Change. Tax Total</text:p>
          </table:table-cell>
          <table:table-cell office:value-type="string">
            <text:p>TaxTotal</text:p>
          </table:table-cell>
          <table:table-cell office:value-type="string">
            <text:p>An association to the total tax amount of the changed Order (as calculated by the Buyer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 impuestos</text:p>
          </table:table-cell>
          <table:table-cell office:value-type="string">
            <text:p>Asociación con la información de total de impuestos (calculados por el Comprador).</text:p>
          </table:table-cell>
          <table:table-cell table:style-name="ce22" table:number-columns-repeated="1016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Order Change. Anticipated_ Monetary Total. Monetary Total</text:p>
          </table:table-cell>
          <table:table-cell office:value-type="string">
            <text:p>AnticipatedMonetaryTotal</text:p>
          </table:table-cell>
          <table:table-cell office:value-type="string">
            <text:p>An association to the total amounts for the Order Change anticipated by the Buy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otal Anticipos</text:p>
          </table:table-cell>
          <table:table-cell office:value-type="string">
            <text:p>Asociación con los importes totales anticipados para esta Modificación de Pedido por el Comprador.</text:p>
          </table:table-cell>
          <table:table-cell table:style-name="ce22" table:number-columns-repeated="1016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Order Change. Order Line</text:p>
          </table:table-cell>
          <table:table-cell office:value-type="string">
            <text:p>OrderLine</text:p>
          </table:table-cell>
          <table:table-cell office:value-type="string">
            <text:p>An association to one or more (changed) Order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Línea de Pedido</text:p>
          </table:table-cell>
          <table:table-cell office:value-type="string">
            <text:p>Asocia el documento con una o más Líneas de Pedido (modificadas).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4:15</dc:date>
    <meta:document-statistic meta:table-count="1" meta:cell-count="347" meta:object-count="0"/>
    <meta:generator>OpenOffice.org/3.0$Win32 OpenOffice.org_project/300m9$Build-9358</meta:generator>
  </office:meta>
</office:document-meta>
</file>